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8.2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text-underline-style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1012" table:default-cell-style-name="ce4"/>
        <table:table-row table:style-name="ro1">
          <table:table-cell table:style-name="ce1" office:value-type="string" calcext:value-type="string" table:number-columns-spanned="12" table:number-rows-spanned="1">
            <text:p>Verlorene Segmente: 3, 14, 15, 17, IW: 3, RTO: 5 RTTs, Pakete: 20</text:p>
          </table:table-cell>
          <table:covered-table-cell table:number-columns-repeated="11" table:style-name="ce5"/>
          <table:table-cell table:number-columns-repeated="1012"/>
        </table:table-row>
        <table:table-row table:style-name="ro1">
          <table:table-cell table:style-name="ce2" office:value-type="string" calcext:value-type="string">
            <text:p>RTT</text:p>
          </table:table-cell>
          <table:table-cell table:style-name="ce2" office:value-type="string" calcext:value-type="string">
            <text:p>ACKs An</text:p>
          </table:table-cell>
          <table:table-cell table:style-name="ce2" office:value-type="string" calcext:value-type="string">
            <text:p>flightsize 1</text:p>
          </table:table-cell>
          <table:table-cell table:style-name="ce2" office:value-type="string" calcext:value-type="string">
            <text:p>DupACK</text:p>
          </table:table-cell>
          <table:table-cell table:style-name="ce2" office:value-type="string" calcext:value-type="string">
            <text:p>ssthresh</text:p>
          </table:table-cell>
          <table:table-cell table:style-name="ce2" office:value-type="string" calcext:value-type="string">
            <text:p>cwnd</text:p>
          </table:table-cell>
          <table:table-cell table:style-name="ce2" office:value-type="string" calcext:value-type="string">
            <text:p>Segmente Ab</text:p>
          </table:table-cell>
          <table:table-cell table:style-name="ce2" office:value-type="string" calcext:value-type="string">
            <text:p>flightsize 2</text:p>
          </table:table-cell>
          <table:table-cell table:style-name="ce2" office:value-type="string" calcext:value-type="string">
            <text:p>CA Segment</text:p>
          </table:table-cell>
          <table:table-cell table:style-name="ce2" office:value-type="string" calcext:value-type="string">
            <text:p>Segmente AN</text:p>
          </table:table-cell>
          <table:table-cell table:style-name="ce2" office:value-type="string" calcext:value-type="string">
            <text:p>ACKs Ab</text:p>
          </table:table-cell>
          <table:table-cell table:style-name="ce9" office:value-type="string" calcext:value-type="string">
            <text:p>Kommentare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wnd=IW; Segmente nach cwnd übertragen</text:p>
          </table:table-cell>
          <table:table-cell table:number-columns-repeated="1012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-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SlowStart: cwnd+=1 pro ACK</text:p>
          </table:table-cell>
          <table:table-cell table:number-columns-repeated="1012"/>
        </table:table-row>
        <table:table-row table:style-name="ro2">
          <table:table-cell table:style-name="ce2" table:formula="of:=[.A4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4-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4-5</text:p>
          </table:table-cell>
          <table:table-cell table:style-name="ce8" office:value-type="string" calcext:value-type="string">
            <text:p>2x2</text:p>
          </table:table-cell>
          <table:table-cell table:style-name="ce10" office:value-type="string" calcext:value-type="string">
            <text:p>Segment 3 fehlt; bestätige letztes in Reihe empfangenes Segment </text:p>
          </table:table-cell>
          <table:table-cell table:style-name="ce15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x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6-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6-7</text:p>
          </table:table-cell>
          <table:table-cell table:style-name="ce8" office:value-type="string" calcext:value-type="string">
            <text:p>2x2</text:p>
          </table:table-cell>
          <table:table-cell table:style-name="ce11" office:value-type="string" calcext:value-type="string">
            <text:p>sende ein Segment für 1. und 2. DupACK obwohl cwnd nicht ausreicht</text:p>
          </table:table-cell>
          <table:table-cell table:number-columns-repeated="101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5" calcext:value-type="float">
            <text:p>5.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3. DupACK, ssthresh=flightsize/2, cwnd=ssthresh+3, wiederholte Übertragung von Segment 3</text:p>
            <text:p>ACK für Segment 7 bestätigt, dass alle Segmente bis inklusive Segmente 7 korrekt empfangen wurden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.5" calcext:value-type="float">
            <text:p>6.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4. DupACK, cwnd+=1, Segmente nach cwnd übertragen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ACK 7 ist neues ACK, cwnd=ssthresh, übertrage Segmente nach cwnd, erstes davon wird CA Segmen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ACK 8 ist nicht ACK für CA Segment, keine Änderung des cwnd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5" calcext:value-type="float">
            <text:p>3.5</text:p>
          </table:table-cell>
          <table:table-cell table:style-name="ce8" office:value-type="string" calcext:value-type="string">
            <text:p>11-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11-12</text:p>
          </table:table-cell>
          <table:table-cell table:style-name="ce11" office:value-type="string" calcext:value-type="string">
            <text:p>cwnd+=1 bei ACK für CA Segment, nächstes gesendetes Segment wird CA Segmen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string" calcext:value-type="string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wnd bleibt gleich, da nicht für CA Segment</text:p>
          </table:table-cell>
          <table:table-cell table:number-columns-repeated="101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1-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.5" calcext:value-type="float">
            <text:p>4.5</text:p>
          </table:table-cell>
          <table:table-cell table:style-name="ce8" office:value-type="string" calcext:value-type="string">
            <text:p>14-1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13" office:value-type="string" calcext:value-type="string">
            <text:p>kompakte Schreibweise für CA mit allen ACKs in einer Zeile</text:p>
            <text:p>Achtung: auf neues CA Segment aufpassen, wenn nicht erstes ACK für CA Segment (siehe Übung)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.5" calcext:value-type="float">
            <text:p>4.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1. DupACK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.5" calcext:value-type="float">
            <text:p>4.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2. DupACK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3. DupACK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14" office:value-type="string" calcext:value-type="string">
            <text:p>Neues ACK, Congestion Avoidance, nach cwnd können keine Segmente gesendet werden</text:p>
          </table:table-cell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3" table:number-columns-repeated="5"/>
          <table:table-cell table:style-name="ce11" office:value-type="string" calcext:value-type="string">
            <text:p>weder ACKs noch Segmente kommen an, es kommt RTO=5xRTT nach letztem gesendeten Segment zu einem Timeout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TIMEOU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Timeout: ssthresh=flightsize/2, cwnd=1, beginne Wiedeholungsübertragungen mit felhendem Segment</text:p>
          </table:table-cell>
          <table:table-cell table:number-columns-repeated="1012"/>
        </table:table-row>
        <table:table-row table:style-name="ro3"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7-18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17-18</text:p>
          </table:table-cell>
          <table:table-cell table:style-name="ce3" office:value-type="string" calcext:value-type="string">
            <text:p>2x19</text:p>
          </table:table-cell>
          <table:table-cell table:style-name="ce13" office:value-type="string" calcext:value-type="string">
            <text:p>Slow Start: cwnd+1, nach Timeout wird ignoriert, dass Segment 14-17 bereits übertragen wurden</text:p>
            <text:p>Empfänger hat Segmente 18 und 19 aber gespeichert und kann ACK 19 nach Erhalt von Segment 17 versenden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0-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20-22</text:p>
          </table:table-cell>
          <table:table-cell table:style-name="ce8" office:value-type="string" calcext:value-type="string">
            <text:p>20-22</text:p>
          </table:table-cell>
          <table:table-cell table:style-name="ce10" office:value-type="string" calcext:value-type="string">
            <text:p>in Slow Start cwnd+=1; cwnd&gt;=ssthresh daher Übergang zu Congestion Avoidance; Segment 20 wird CA Segment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1. DupACK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20-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4-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3" office:value-type="string" calcext:value-type="string">
            <text:p>24-27</text:p>
          </table:table-cell>
          <table:table-cell table:style-name="ce10" office:value-type="string" calcext:value-type="string">
            <text:p>kompakte Schreibweise für ACKs 20-23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24-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8-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28-3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28-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staehle</meta:initial-creator>
    <meta:print-date>2019-01-11T10:03:06</meta:print-date>
    <meta:creation-date>2018-12-11T09:29:03</meta:creation-date>
    <dc:date>2023-01-18T15:27:23.707125836</dc:date>
    <meta:editing-duration>PT2H50M28S</meta:editing-duration>
    <meta:generator>LibreOffice/7.3.7.2$Linux_X86_64 LibreOffice_project/30$Build-2</meta:generator>
    <meta:editing-cycles>2</meta:editing-cycles>
    <meta:document-statistic meta:table-count="1" meta:cell-count="263" meta:object-count="0"/>
    <meta:user-defined meta:name="AppVersion">15.0300</meta:user-defined>
  </office:meta>
</office:document-meta>
</file>